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4EC0000009CB164050B.jpg" manifest:media-type="image/jpeg"/>
  <manifest:file-entry manifest:full-path="Pictures/10000000000004EC00000379A7705CBA.jpg" manifest:media-type="image/jpeg"/>
  <manifest:file-entry manifest:full-path="Pictures/1000020100000140000000F07D5E85CD.png" manifest:media-type="image/png"/>
  <manifest:file-entry manifest:full-path="Pictures/10000000000000200000002000309F1C.png" manifest:media-type="image/png"/>
  <manifest:file-entry manifest:full-path="Pictures/10000200000000470000003F6A047327.png" manifest:media-type="image/png"/>
  <manifest:file-entry manifest:full-path="Pictures/10000201000000C80000003A6FCA32BF.png" manifest:media-type="image/png"/>
  <manifest:file-entry manifest:full-path="Pictures/100002010000011800000062F19B15B2.png" manifest:media-type="image/png"/>
  <manifest:file-entry manifest:full-path="Pictures/1000020000000060000000606298E00B.gif" manifest:media-type="image/gif"/>
  <manifest:file-entry manifest:full-path="Pictures/10000000000004EC000003795F80046F.png" manifest:media-type="image/png"/>
  <manifest:file-entry manifest:full-path="Pictures/10000200000000300000003024193766.gif" manifest:media-type="image/gif"/>
  <manifest:file-entry manifest:full-path="Pictures/100002010000006000000060A194D07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title">
      <style:graphic-properties draw:auto-grow-height="true" fo:min-height="1.506cm"/>
    </style:style>
    <style:style style:name="pr3" style:family="presentation" style:parent-style-name="Default-outline1">
      <style:graphic-properties fo:min-height="13.61cm"/>
    </style:style>
    <style:style style:name="P1" style:family="paragraph">
      <style:paragraph-properties fo:text-align="center"/>
    </style:style>
    <style:style style:name="T1" style:family="text">
      <style:text-properties fo:font-family="'DejaVu Sans Mono'" style:font-family-generic="modern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xml:id="id2" draw:id="id2" draw:layer="layout" svg:width="4.675cm" svg:height="1.636cm" svg:x="9.036cm" svg:y="8.657cm">
          <draw:image xlink:href="Pictures/100002010000011800000062F19B15B2.png" xlink:type="simple" xlink:show="embed" xlink:actuate="onLoad">
            <text:p/>
          </draw:image>
        </draw:frame>
        <draw:frame draw:style-name="gr1" draw:text-style-name="P1" xml:id="id3" draw:id="id3" draw:layer="layout" svg:width="2.061cm" svg:height="2.061cm" svg:x="17.312cm" svg:y="8.471cm">
          <draw:image xlink:href="Pictures/100002010000006000000060A194D07A.png" xlink:type="simple" xlink:show="embed" xlink:actuate="onLoad">
            <text:p/>
          </draw:image>
        </draw:frame>
        <draw:frame draw:style-name="gr1" draw:text-style-name="P1" xml:id="id1" draw:id="id1" draw:layer="layout" svg:width="5.345cm" svg:height="1.549cm" svg:x="2.815cm" svg:y="12.684cm">
          <draw:image xlink:href="Pictures/10000201000000C80000003A6FCA32BF.png" xlink:type="simple" xlink:show="embed" xlink:actuate="onLoad">
            <text:p/>
          </draw:image>
        </draw:frame>
        <draw:connector draw:style-name="gr2" draw:text-style-name="P1" draw:layer="layout" draw:type="line" svg:x1="5.487cm" svg:y1="12.684cm" svg:x2="9.036cm" svg:y2="9.475cm" draw:start-shape="id1" draw:start-glue-point="0" draw:end-shape="id2" draw:end-glue-point="3" svg:d="m5487 12684 3549-3209" svg:viewBox="0 0 3550 3210">
          <text:p/>
        </draw:connector>
        <draw:connector draw:style-name="gr2" draw:text-style-name="P1" draw:layer="layout" draw:type="line" svg:x1="13.711cm" svg:y1="9.475cm" svg:x2="17.312cm" svg:y2="9.501cm" draw:start-shape="id2" draw:start-glue-point="1" draw:end-shape="id3" draw:end-glue-point="3" svg:d="m13711 9475 3601 26" svg:viewBox="0 0 3602 27">
          <text:p/>
        </draw:connector>
        <draw:frame draw:style-name="gr1" draw:text-style-name="P1" xml:id="id4" draw:id="id4" draw:layer="layout" svg:width="2.539cm" svg:height="2.539cm" svg:x="3.403cm" svg:y="4.472cm">
          <draw:image xlink:href="Pictures/1000020000000060000000606298E00B.gif" xlink:type="simple" xlink:show="embed" xlink:actuate="onLoad">
            <text:p/>
          </draw:image>
        </draw:frame>
        <draw:connector draw:style-name="gr2" draw:text-style-name="P1" draw:layer="layout" draw:type="line" svg:x1="5.942cm" svg:y1="5.741cm" svg:x2="9.036cm" svg:y2="9.475cm" draw:start-shape="id4" draw:start-glue-point="1" draw:end-shape="id2" svg:d="m5942 5741 3094 3734" svg:viewBox="0 0 3095 3735">
          <text:p/>
        </draw:connector>
        <draw:frame draw:style-name="gr3" xml:id="id5" draw:id="id5" draw:layer="layout" svg:width="2.229cm" svg:height="0.962cm" svg:x="20.999cm" svg:y="9.034cm">
          <draw:text-box>
            <text:p>RPMs</text:p>
          </draw:text-box>
        </draw:frame>
        <draw:connector draw:style-name="gr2" draw:text-style-name="P1" draw:layer="layout" draw:type="line" svg:x1="19.373cm" svg:y1="9.501cm" svg:x2="20.999cm" svg:y2="9.515cm" draw:start-shape="id3" draw:start-glue-point="1" draw:end-shape="id5" draw:end-glue-point="3" svg:d="m19373 9501 1626 14" svg:viewBox="0 0 1627 15">
          <text:p/>
        </draw:connector>
        <draw:frame draw:style-name="gr1" draw:text-style-name="P1" xml:id="id6" draw:id="id6" draw:layer="layout" svg:width="1.878cm" svg:height="1.666cm" svg:x="22.902cm" svg:y="12.625cm">
          <draw:image xlink:href="Pictures/10000200000000470000003F6A047327.png" xlink:type="simple" xlink:show="embed" xlink:actuate="onLoad">
            <text:p/>
          </draw:image>
        </draw:frame>
        <draw:connector draw:style-name="gr2" draw:text-style-name="P1" draw:layer="layout" draw:type="curve" svg:x1="22.113cm" svg:y1="9.034cm" svg:x2="4.672cm" svg:y2="4.472cm" draw:start-shape="id5" draw:start-glue-point="0" draw:end-shape="id4" draw:end-glue-point="0" svg:d="m22113 9034c0-7593-17441-5312-17441-4562" svg:viewBox="0 0 17442 5473">
          <text:p/>
        </draw:connector>
        <draw:connector draw:style-name="gr2" draw:text-style-name="P1" draw:layer="layout" draw:type="line" svg:x1="22.113cm" svg:y1="9.996cm" svg:x2="23.841cm" svg:y2="12.625cm" draw:start-shape="id5" draw:start-glue-point="2" draw:end-shape="id6" draw:end-glue-point="0" svg:d="m22113 9996 1728 2629" svg:viewBox="0 0 1729 2630">
          <text:p/>
        </draw:connector>
        <draw:frame draw:style-name="gr3" draw:layer="layout" svg:width="4.977cm" svg:height="3.147cm" svg:x="23.023cm" svg:y="8.471cm">
          <draw:text-box>
            <text:p text:style-name="P1"><text:span text:style-name="T1">yum update</text:span></text:p>
            <text:p text:style-name="P1"><text:span text:style-name="T1"/></text:p>
            <text:p text:style-name="P1">1mn down time </text:p>
            <text:p text:style-name="P1">once a month</text:p>
          </draw:text-box>
        </draw:frame>
        <draw:frame draw:style-name="gr3" draw:layer="layout" svg:width="3.707cm" svg:height="0.962cm" svg:x="1.493cm" svg:y="6.614cm">
          <draw:text-box>
            <text:p>Community</text:p>
          </draw:text-box>
        </draw:frame>
        <draw:frame draw:style-name="gr3" draw:layer="layout" svg:width="2.72cm" svg:height="0.962cm" svg:x="5.715cm" svg:y="9.006cm">
          <draw:text-box>
            <text:p>git push</text:p>
          </draw:text-box>
        </draw:frame>
        <draw:frame draw:style-name="gr3" draw:layer="layout" svg:width="3.635cm" svg:height="1.673cm" svg:x="13.51cm" svg:y="9.795cm">
          <draw:text-box>
            <text:p text:style-name="P1">Build </text:p>
            <text:p text:style-name="P1">automation</text:p>
          </draw:text-box>
        </draw:frame>
        <draw:connector draw:style-name="gr2" draw:text-style-name="P1" draw:layer="layout" draw:type="curve" svg:x1="18.342cm" svg:y1="8.471cm" svg:x2="11.373cm" svg:y2="8.657cm" draw:start-shape="id3" draw:start-glue-point="0" draw:end-shape="id2" draw:end-glue-point="0" svg:d="m18342 8471c0-750-6969-843-6969 186" svg:viewBox="0 0 6970 762">
          <text:p/>
        </draw:connector>
        <draw:frame draw:style-name="gr3" draw:layer="layout" svg:width="4.439cm" svg:height="0.962cm" svg:x="12.948cm" svg:y="6.924cm">
          <draw:text-box>
            <text:p>Dashboarding</text:p>
          </draw:text-box>
        </draw:frame>
        <draw:frame draw:style-name="gr1" draw:text-style-name="P1" draw:layer="layout" svg:width="2.995cm" svg:height="2.246cm" svg:x="11.036cm" svg:y="4.868cm">
          <draw:image xlink:href="Pictures/1000020100000140000000F07D5E85CD.png" xlink:type="simple" xlink:show="embed" xlink:actuate="onLoad">
            <text:p/>
          </draw:image>
        </draw:frame>
        <draw:frame draw:style-name="gr1" draw:text-style-name="P1" draw:layer="layout" svg:width="1.269cm" svg:height="1.269cm" svg:x="15.269cm" svg:y="5.642cm">
          <draw:image xlink:href="Pictures/10000200000000300000003024193766.gif" xlink:type="simple" xlink:show="embed" xlink:actuate="onLoad">
            <text:p/>
          </draw:image>
        </draw:frame>
        <draw:frame draw:style-name="gr3" draw:layer="layout" svg:width="4.138cm" svg:height="0.962cm" svg:x="23.559cm" svg:y="3.35cm">
          <draw:text-box>
            <text:p>Tuleap users</text:p>
          </draw:text-box>
        </draw:frame>
        <draw:frame draw:style-name="gr1" draw:text-style-name="P1" xml:id="id7" draw:id="id7" draw:layer="layout" svg:width="1.833cm" svg:height="1.833cm" svg:x="24.658cm" svg:y="4.165cm">
          <draw:image xlink:href="Pictures/1000020000000060000000606298E00B.gif" xlink:type="simple" xlink:show="embed" xlink:actuate="onLoad">
            <text:p/>
          </draw:image>
        </draw:frame>
        <draw:connector draw:style-name="gr2" draw:text-style-name="P1" draw:layer="layout" draw:type="line" svg:x1="22.113cm" svg:y1="9.034cm" svg:x2="25.574cm" svg:y2="5.998cm" draw:start-shape="id5" draw:start-glue-point="0" draw:end-shape="id7" svg:d="m22113 9034 3461-3036" svg:viewBox="0 0 3462 3037">
          <text:p/>
        </draw:connector>
        <draw:connector draw:style-name="gr2" draw:text-style-name="P1" draw:layer="layout" draw:type="curve" svg:x1="23.841cm" svg:y1="14.291cm" svg:x2="5.487cm" svg:y2="14.233cm" draw:start-shape="id6" draw:start-glue-point="2" draw:end-shape="id1" svg:d="m23841 14291c0 750-18354 779-18354-58" svg:viewBox="0 0 18355 625">
          <text:p/>
        </draw:connector>
        <draw:frame draw:style-name="gr3" draw:layer="layout" svg:width="2.932cm" svg:height="0.962cm" svg:x="13.736cm" svg:y="13.989cm">
          <draw:text-box>
            <text:p>Feeback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586cm" svg:height="11.136cm" svg:x="3.705cm" svg:y="2.256cm" draw:page-number="1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2" draw:layer="layout" svg:width="25.536cm" svg:height="1.847cm" svg:x="2.464cm" svg:y="0.035cm" presentation:class="title" presentation:placeholder="true" presentation:user-transformed="true">
          <draw:text-box/>
        </draw:frame>
        <draw:frame presentation:style-name="pr3" draw:layer="layout" svg:width="25.199cm" svg:height="13.86cm" svg:x="1.4cm" svg:y="3.5cm" presentation:class="outline" presentation:placeholder="true" presentation:user-transformed="true">
          <draw:text-box/>
        </draw:frame>
        <presentation:notes draw:style-name="dp2">
          <draw:page-thumbnail draw:style-name="gr4" draw:layer="layout" svg:width="13.586cm" svg:height="11.136cm" svg:x="3.705cm" svg:y="2.256cm" draw:page-number="2" presentation:class="page"/>
          <draw:frame presentation:style-name="pr1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VertGris" draw:style="linear" draw:start-color="#7da647" draw:end-color="#e6e6e6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Enalean_20_Background" draw:display-name="Enalean Background" xlink:href="Pictures/10000000000004EC000003795F80046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Slides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TemplateSlides-backgroundobjects" style:family="presentation">
      <style:graphic-properties draw:stroke="none" draw:fill="gradient" draw:fill-gradient-name="VertGris" draw:fill-image-width="0cm" draw:fill-image-height="0cm" draw:shadow="hidden" draw:shadow-offset-x="0cm" draw:shadow-offset-y="0.1cm" draw:shadow-color="#c0c0c0"/>
      <style:text-properties style:letter-kerning="true"/>
    </style:style>
    <style:style style:name="TemplateSlid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Slides-outline1" style:family="presentation">
      <style:graphic-properties draw:stroke="none" draw:fill="none" draw:auto-grow-height="false" draw:fit-to-size="shrink-to-fit">
        <text:list-style style:name="TemplateSlides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000000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8cm" fo:text-align="center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outline2" style:family="presentation" style:parent-style-name="TemplateSlide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Slides-outline3" style:family="presentation" style:parent-style-name="TemplateSlide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Slides-outline4" style:family="presentation" style:parent-style-name="TemplateSlide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Slides-outline5" style:family="presentation" style:parent-style-name="TemplateSlide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6" style:family="presentation" style:parent-style-name="TemplateSlide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7" style:family="presentation" style:parent-style-name="TemplateSlide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8" style:family="presentation" style:parent-style-name="TemplateSlide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outline9" style:family="presentation" style:parent-style-name="TemplateSlide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Slides-subtitle" style:family="presentation">
      <style:graphic-properties draw:stroke="none" draw:fill="none" draw:textarea-vertical-align="middle">
        <text:list-style style:name="TemplateSlid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000000" style:text-outline="false" style:text-line-through-style="none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Slides-title" style:family="presentation">
      <style:graphic-properties draw:stroke="none" draw:fill="none" draw:textarea-vertical-align="middle">
        <text:list-style style:name="TemplateSlid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rial" style:font-family-generic="roman" style:font-pitch="variable" fo:font-size="44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bitmap" draw:fill-image-name="Enalean_20_Background" draw:fill-image-width="0cm" draw:fill-image-height="0cm"/>
      <style:text-properties style:letter-kerning="true"/>
    </style:style>
    <style:style style:name="Standard-backgroundobjects" style:family="presentation">
      <style:graphic-properties draw:stroke="none" draw:fill="none" draw:fill-gradient-name="VertGris" draw:fill-image-width="0cm" draw:fill-image-height="0cm" draw:textarea-horizontal-align="left" draw:textarea-vertical-align="middle" draw:shadow="hidden" draw:shadow-offset-x="0cm" draw:shadow-offset-y="0.1cm" draw:shadow-color="#cccccc"/>
      <style:paragraph-properties>
        <style:tab-stops>
          <style:tab-stop style:position="10cm" style:type="center"/>
          <style:tab-stop style:position="25cm" style:type="right"/>
        </style:tab-stops>
      </style:paragraph-properties>
      <style:text-properties fo:color="#000000" fo:font-family="Arial" style:font-style-name="Normal" style:font-family-generic="swiss" style:font-pitch="variable" fo:font-size="12pt" fo:language="en" fo:country="GB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 draw:fill-image-width="0cm" draw:fill-image-height="0cm" draw:auto-grow-height="false" draw:fit-to-size="shrink-to-fit">
        <text:list-style style:name="Standard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000000" fo:font-size="100%"/>
          </text:list-level-style-bullet>
          <text:list-level-style-bullet text:level="2" text:bullet-char="✔">
            <style:list-level-properties text:space-before="1.5cm" text:min-label-width="0.9cm"/>
            <style:text-properties fo:font-family="StarSymbol" style:font-charset="x-symbol" fo:color="#000000" fo:font-size="80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000000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000000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.497cm" fo:text-indent="0cm">
        <style:tab-stops/>
      </style:paragraph-properties>
      <style:text-properties fo:color="#000000" style:text-outline="false" style:text-line-through-style="none" fo:font-family="Arial" style:font-family-generic="roman" style:font-pitch="variable" fo:font-size="32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Arial" style:font-family-generic="roman" style:font-pitch="variable" fo:font-size="28pt" fo:language="en" fo:country="GB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6.7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Enalean_20_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mplateSlides-backgroundobjects">
      <style:graphic-properties draw:stroke="solid" svg:stroke-width="0.2cm" svg:stroke-color="#f6a719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Mpr2" style:family="presentation" style:parent-style-name="TemplateSlid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mplateSlid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fill="none" draw:textarea-horizontal-align="justify" draw:auto-grow-height="false"/>
    </style:style>
    <style:style style:name="Mpr5" style:family="presentation" style:parent-style-name="Standard-backgroundobjects">
      <style:graphic-properties draw:stroke="solid" svg:stroke-color="#808080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" style:family="presentation" style:parent-style-name="Standard-backgroundobjects">
      <style:graphic-properties draw:stroke="solid" svg:stroke-width="0.2cm" svg:stroke-color="#2d333b" draw:marker-start-width="0.5cm" draw:marker-end-width="0.5cm" fo:padding-top="0.1cm" fo:padding-bottom="0.1cm" fo:padding-left="0.1cm" fo:padding-right="0.1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start">
        <style:tab-stops>
          <style:tab-stop style:position="20.016cm" style:type="right"/>
        </style:tab-stops>
      </style:paragraph-properties>
      <style:text-properties fo:font-size="14pt" style:font-size-asian="14pt" style:font-size-complex="14pt"/>
    </style:style>
    <style:style style:name="MP5" style:family="paragraph">
      <style:paragraph-properties fo:text-align="start">
        <style:tab-stops>
          <style:tab-stop style:position="25cm" style:type="right"/>
        </style:tab-stops>
      </style:paragraph-properties>
      <style:text-properties fo:font-size="14pt" style:font-size-asian="14pt" style:font-size-complex="1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mplateSlides" style:page-layout-name="PM1" draw:style-name="Mdp1">
      <office:forms form:automatic-focus="false" form:apply-design-mode="false"/>
      <draw:frame draw:style-name="Mgr3" draw:text-style-name="MP3" draw:layer="backgroundobjects" svg:width="29.748cm" svg:height="20.988cm" svg:x="-0.6cm" svg:y="0cm">
        <draw:image xlink:href="Pictures/10000000000004EC00000379A7705CBA.jpg" xlink:type="simple" xlink:show="embed" xlink:actuate="onLoad">
          <text:p/>
        </draw:image>
      </draw:frame>
      <draw:frame presentation:style-name="TemplateSlides-title" draw:layer="backgroundobjects" svg:width="25.199cm" svg:height="3.767cm" svg:x="1.5cm" svg:y="7.921cm" presentation:class="title" presentation:placeholder="true">
        <draw:text-box/>
      </draw:frame>
      <draw:frame presentation:style-name="TemplateSlides-outline1" draw:layer="backgroundobjects" svg:width="25.199cm" svg:height="12.18cm" svg:x="1.434cm" svg:y="12.835cm" presentation:class="outline" presentation:placeholder="true">
        <draw:text-box/>
      </draw:frame>
      <draw:line presentation:style-name="Mpr1" draw:text-style-name="MP3" draw:layer="backgroundobjects" svg:x1="7.776cm" svg:y1="7.707cm" svg:x2="20.499cm" svg:y2="7.707cm">
        <text:p/>
      </draw:line>
      <draw:line presentation:style-name="Mpr1" draw:text-style-name="MP3" draw:layer="backgroundobjects" svg:x1="7.777cm" svg:y1="11.907cm" svg:x2="20.5cm" svg:y2="11.907cm">
        <text:p/>
      </draw:line>
      <presentation:notes style:page-layout-name="PM0">
        <draw:page-thumbnail presentation:style-name="TemplateSlides-title" draw:layer="backgroundobjects" svg:width="14.848cm" svg:height="11.135cm" svg:x="3.075cm" svg:y="2.257cm" presentation:class="page"/>
        <draw:frame presentation:style-name="TemplateSlid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office:forms form:automatic-focus="false" form:apply-design-mode="false"/>
      <draw:frame draw:style-name="Mgr3" draw:text-style-name="MP3" draw:layer="backgroundobjects" svg:width="28cm" svg:height="18.314cm" svg:x="0cm" svg:y="0cm">
        <draw:image xlink:href="Pictures/10000000000004EC000003795F80046F.png" xlink:type="simple" xlink:show="embed" xlink:actuate="onLoad">
          <text:p/>
        </draw:image>
      </draw:frame>
      <draw:frame presentation:style-name="Standard-outline1" draw:layer="backgroundobjects" svg:width="25.199cm" svg:height="12.18cm" svg:x="1.4cm" svg:y="3.5cm" presentation:class="outline" presentation:placeholder="true">
        <draw:text-box/>
      </draw:frame>
      <draw:custom-shape presentation:style-name="Mpr4" draw:text-style-name="MP3" draw:layer="backgroundobjects" svg:width="27.728cm" svg:height="1.526cm" svg:x="0.272cm" svg:y="4.478cm">
        <text:p/>
        <draw:enhanced-geometry svg:viewBox="0 0 21600 21600" draw:text-areas="4230 4230 21600 21600" draw:type="flowchart-internal-storage" draw:enhanced-path="M 0 0 L 21600 0 21600 21600 0 21600 Z N M 4230 0 L 4230 21600 N M 0 4230 L 21600 4230 N"/>
      </draw:custom-shape>
      <draw:frame presentation:style-name="Standard-title" draw:layer="backgroundobjects" svg:width="26.734cm" svg:height="1.506cm" svg:x="0.598cm" svg:y="0.205cm" presentation:class="title" presentation:placeholder="true">
        <draw:text-box/>
      </draw:frame>
      <draw:frame draw:style-name="Mgr3" draw:text-style-name="MP3" draw:layer="backgroundobjects" svg:width="27.999cm" svg:height="3.466cm" svg:x="0.001cm" svg:y="18.296cm">
        <draw:image xlink:href="Pictures/10000000000004EC0000009CB164050B.jpg" xlink:type="simple" xlink:show="embed" xlink:actuate="onLoad">
          <text:p/>
        </draw:image>
      </draw:frame>
      <draw:line presentation:style-name="Mpr5" draw:text-style-name="MP3" draw:layer="backgroundobjects" svg:x1="-1.404cm" svg:y1="21cm" svg:x2="29.334cm" svg:y2="21cm">
        <text:p/>
      </draw:line>
      <draw:frame presentation:style-name="Mpr6" draw:text-style-name="MP5" draw:layer="backgroundobjects" svg:width="20.049cm" svg:height="0.882cm" svg:x="7.729cm" svg:y="19.545cm" presentation:class="page-number">
        <draw:text-box>
          <text:p text:style-name="MP4"><text:span text:style-name="MT2"><text:tab/></text:span><text:span text:style-name="MT2"><text:page-number>&lt;number&gt;</text:page-number></text:span></text:p>
        </draw:text-box>
      </draw:frame>
      <draw:line presentation:style-name="Mpr7" draw:text-style-name="MP3" draw:layer="backgroundobjects" svg:x1="28cm" svg:y1="2.072cm" svg:x2="9.111cm" svg:y2="2.072cm">
        <text:p/>
      </draw:line>
      <presentation:notes style:page-layout-name="PM0">
        <draw:page-thumbnail presentation:style-name="Standard-title" draw:layer="backgroundobjects" svg:width="0.001cm" svg:height="0.001cm" svg:x="0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6"><presentation:footer/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0T16:35:05</meta:creation-date>
    <meta:editing-duration>PT16M2S</meta:editing-duration>
    <meta:editing-cycles>4</meta:editing-cycles>
    <meta:generator>LibreOffice/3.5$Linux_X86_64 LibreOffice_project/350m1$Build-2</meta:generator>
    <meta:initial-creator>Manuel </meta:initial-creator>
    <dc:date>2013-03-20T17:06:17</dc:date>
    <dc:creator>Manuel </dc:creator>
    <meta:document-statistic meta:object-count="77"/>
  </office:meta>
</office:document-meta>
</file>